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ca" fo:country="ES" officeooo:rsid="000dbef0" officeooo:paragraph-rsid="000dbef0"/>
    </style:style>
    <style:style style:name="P2" style:family="paragraph" style:parent-style-name="Standard">
      <style:text-properties fo:language="ca" fo:country="ES" officeooo:rsid="000dbef0" officeooo:paragraph-rsid="000e18af"/>
    </style:style>
    <style:style style:name="P3" style:family="paragraph" style:parent-style-name="Standard">
      <style:text-properties fo:language="ca" fo:country="ES" officeooo:rsid="000e18af" officeooo:paragraph-rsid="000e18af"/>
    </style:style>
    <style:style style:name="P4" style:family="paragraph" style:parent-style-name="Standard">
      <style:text-properties fo:language="ca" fo:country="ES" officeooo:rsid="000f65d5" officeooo:paragraph-rsid="000f65d5"/>
    </style:style>
    <style:style style:name="P5" style:family="paragraph" style:parent-style-name="Standard">
      <style:text-properties fo:language="ca" fo:country="ES" officeooo:rsid="0010ad43" officeooo:paragraph-rsid="0010ad43"/>
    </style:style>
    <style:style style:name="P6" style:family="paragraph" style:parent-style-name="Standard">
      <style:text-properties fo:language="ca" fo:country="ES" officeooo:rsid="0011664a" officeooo:paragraph-rsid="0011664a"/>
    </style:style>
    <style:style style:name="P7" style:family="paragraph" style:parent-style-name="Standard">
      <style:text-properties fo:language="ca" fo:country="ES" officeooo:rsid="00137d7e" officeooo:paragraph-rsid="0010ad43"/>
    </style:style>
    <style:style style:name="P8" style:family="paragraph" style:parent-style-name="Standard">
      <style:text-properties fo:language="ca" fo:country="ES" officeooo:rsid="00137d7e" officeooo:paragraph-rsid="00137d7e"/>
    </style:style>
    <style:style style:name="P9" style:family="paragraph" style:parent-style-name="Standard">
      <style:text-properties fo:language="ca" fo:country="ES" officeooo:rsid="00137d7e" officeooo:paragraph-rsid="001389d8"/>
    </style:style>
    <style:style style:name="P10" style:family="paragraph" style:parent-style-name="Standard">
      <style:text-properties fo:language="ca" fo:country="ES" officeooo:rsid="00137d7e" officeooo:paragraph-rsid="0014f5e5"/>
    </style:style>
    <style:style style:name="P11" style:family="paragraph" style:parent-style-name="Standard">
      <style:text-properties fo:language="ca" fo:country="ES" officeooo:rsid="001389d8" officeooo:paragraph-rsid="001389d8"/>
    </style:style>
    <style:style style:name="P12" style:family="paragraph" style:parent-style-name="Standard">
      <style:text-properties fo:language="ca" fo:country="ES" officeooo:rsid="00143e40" officeooo:paragraph-rsid="00143e40"/>
    </style:style>
    <style:style style:name="P13" style:family="paragraph" style:parent-style-name="Standard">
      <style:text-properties fo:language="ca" fo:country="ES" officeooo:rsid="0014f5e5" officeooo:paragraph-rsid="0014f5e5"/>
    </style:style>
    <style:style style:name="P14" style:family="paragraph" style:parent-style-name="Standard">
      <style:text-properties fo:language="ca" fo:country="ES" officeooo:rsid="001522bd" officeooo:paragraph-rsid="001522bd"/>
    </style:style>
    <style:style style:name="P15" style:family="paragraph" style:parent-style-name="Standard">
      <style:text-properties fo:language="ca" fo:country="ES" officeooo:rsid="00168de9" officeooo:paragraph-rsid="00168de9"/>
    </style:style>
    <style:style style:name="P16" style:family="paragraph" style:parent-style-name="Standard">
      <style:text-properties fo:language="ca" fo:country="ES" officeooo:rsid="00168de9" officeooo:paragraph-rsid="00168de9"/>
    </style:style>
    <style:style style:name="P17" style:family="paragraph" style:parent-style-name="Standard">
      <style:text-properties fo:language="ca" fo:country="ES" officeooo:rsid="00197494" officeooo:paragraph-rsid="00197494"/>
    </style:style>
    <style:style style:name="P18" style:family="paragraph" style:parent-style-name="Standard">
      <style:text-properties fo:language="ca" fo:country="ES" officeooo:rsid="001abed1" officeooo:paragraph-rsid="001abed1"/>
    </style:style>
    <style:style style:name="P19" style:family="paragraph" style:parent-style-name="Standard">
      <style:text-properties fo:language="ca" fo:country="ES" officeooo:rsid="001c907e" officeooo:paragraph-rsid="001c907e"/>
    </style:style>
    <style:style style:name="P20" style:family="paragraph" style:parent-style-name="Standard">
      <style:text-properties fo:language="ca" fo:country="ES" officeooo:rsid="001c907e" officeooo:paragraph-rsid="001defe6"/>
    </style:style>
    <style:style style:name="P21" style:family="paragraph" style:parent-style-name="Standard">
      <style:text-properties fo:language="ca" fo:country="ES" officeooo:rsid="001defe6" officeooo:paragraph-rsid="001defe6"/>
    </style:style>
    <style:style style:name="P22" style:family="paragraph" style:parent-style-name="Standard">
      <style:text-properties fo:language="ca" fo:country="ES" officeooo:rsid="001fb90e" officeooo:paragraph-rsid="001fb90e"/>
    </style:style>
    <style:style style:name="T1" style:family="text">
      <style:text-properties officeooo:rsid="0011664a"/>
    </style:style>
    <style:style style:name="T2" style:family="text">
      <style:text-properties officeooo:rsid="001389d8"/>
    </style:style>
    <style:style style:name="T3" style:family="text">
      <style:text-properties officeooo:rsid="00143e40"/>
    </style:style>
    <style:style style:name="T4" style:family="text">
      <style:text-properties officeooo:rsid="0014f5e5"/>
    </style:style>
    <style:style style:name="T5" style:family="text">
      <style:text-properties officeooo:rsid="00168de9"/>
    </style:style>
    <style:style style:name="T6" style:family="text">
      <style:text-properties officeooo:rsid="001abed1"/>
    </style:style>
    <style:style style:name="T7" style:family="text">
      <style:text-properties officeooo:rsid="001defe6"/>
    </style:style>
    <style:style style:name="T8" style:family="text">
      <style:text-properties officeooo:rsid="001fb9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artament (codi, nom, centre, telèfon, adreça, DNI_prof) codi Codi</text:p>
      <text:p text:style-name="P1">DNI_prof REF Professor (DNI)</text:p>
      <text:p text:style-name="P1"/>
      <text:p text:style-name="P1">Professor (DNI, nom, cognoms, anys_exp, nom_unitat, codi_projecte) codi DNI</text:p>
      <text:p text:style-name="P1">nom_unitat REF Unitat (Nom)</text:p>
      <text:p text:style-name="P1">codi_projecte REF Projecte (codi)</text:p>
      <text:p text:style-name="P1"/>
      <text:p text:style-name="P1">Unitat (Nom, Area, codi_dep, DNI_prof) codi Nom</text:p>
      <text:p text:style-name="P1">Codi_dep REF Departament (codi)</text:p>
      <text:p text:style-name="P1">DNI_prof REF Professor (DNI)</text:p>
      <text:p text:style-name="P1"/>
      <text:p text:style-name="P1">Projecte (codi, nom, pressupost, data_inici, data_fi, DNI_prof) codi Codi</text:p>
      <text:p text:style-name="P1">DNI_prof REF Professor (DNI)</text:p>
      <text:p text:style-name="P1"/>
      <text:p text:style-name="P3">Treballa (Professor, Projecte) codi Professor Projecte</text:p>
      <text:p text:style-name="P2">Projecte REF Projecte(codi)</text:p>
      <text:p text:style-name="P3">Professor REF Professor (DNI)</text:p>
      <text:p text:style-name="P1"/>
      <text:p text:style-name="P1">Programa nacional (nom, quant_total) codi nom</text:p>
      <text:p text:style-name="P1"/>
      <text:p text:style-name="P1">Finança (Numero, Diners, Projecte, Programa) codi Projecte Programa</text:p>
      <text:p text:style-name="P1">Projecte REF Projecte(codi)</text:p>
      <text:p text:style-name="P1">Programa REF Programa(nom)</text:p>
      <text:p text:style-name="P1"/>
      <text:p text:style-name="P4">Funcionari (Codi, Any, Perfil, DNI) codi DNI</text:p>
      <text:p text:style-name="P4">DNI REF Professor (DNI)</text:p>
      <text:p text:style-name="P4"/>
      <text:p text:style-name="P4">Ajudants(Data, DNI) codi DNI</text:p>
      <text:p text:style-name="P4">DNI REF Professor (DNI)</text:p>
      <text:p text:style-name="P4"/>
      <text:p text:style-name="P4">Associats (Data, Empresa, DNI) codi DNI</text:p>
      <text:p text:style-name="P4">DNI REF Professor (DNI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Sucursal(nom) clau: nom</text:p>
      <text:p text:style-name="P5"/>
      <text:p text:style-name="P5">Ciutat (nom, <text:span text:style-name="T1">dni_client, Sucursal</text:span>) clau: nom</text:p>
      <text:p text:style-name="P6">dni_client REF Client (dni)</text:p>
      <text:p text:style-name="P6">Sucursal REF Sucursal (nom)</text:p>
      <text:p text:style-name="P5"/>
      <text:p text:style-name="P5">Client (dni, nom, carrer, dni_empleat) clau: dni</text:p>
      <text:p text:style-name="P5">dni_empleat REF Empleat (dni)</text:p>
      <text:p text:style-name="P5"/>
      <text:p text:style-name="P5">Empleat (dni, nom, telefon, data_inici, nom_sucursal, dni_superior) clau: dni</text:p>
      <text:p text:style-name="P5">nom_sucursal REF Sucursal (nom)</text:p>
      <text:p text:style-name="P5">dni_superior REF Empleat (dni)</text:p>
      <text:p text:style-name="P5"/>
      <text:p text:style-name="P5">Disposa (Client, Compte) clau: client, compte</text:p>
      <text:p text:style-name="P5">Client REF Client (dni)</text:p>
      <text:p text:style-name="P5">Compte REF Compte (numero)</text:p>
      <text:p text:style-name="P5"/>
      <text:p text:style-name="P5">Compte (numero, saldo, data_recent_acces) clau: numero</text:p>
      <text:p text:style-name="P5"/>
      <text:p text:style-name="P5">Corrent (descobert, <text:span text:style-name="T1">Compte</text:span>) <text:span text:style-name="T1">clau: Compte</text:span></text:p>
      <text:p text:style-name="P6">Compte REF Compte (numero)</text:p>
      <text:p text:style-name="P5"/>
      <text:p text:style-name="P5">Estalvi (tipus_interes, <text:span text:style-name="T1">Compte</text:span>) <text:span text:style-name="T1">clau: Compte</text:span></text:p>
      <text:p text:style-name="P6">Compte REF Compte (numero).</text:p>
      <text:p text:style-name="P5"/>
      <text:p text:style-name="P5">Prestec (numero) clau: numero</text:p>
      <text:p text:style-name="P5"/>
      <text:p text:style-name="P5">Pagament (numero, data, import, <text:span text:style-name="T1">numero_prestec</text:span>) clau: numero, <text:span text:style-name="T1">numero_prestec</text:span></text:p>
      <text:p text:style-name="P6">numero_prestec REF Prestec (numero)</text:p>
      <text:p text:style-name="P5"/>
      <text:p text:style-name="P6">Demana (Prestec, Client, Sucursal) clau: Prestec, Client</text:p>
      <text:p text:style-name="P6">Prestec REF Prestec (numero)</text:p>
      <text:p text:style-name="P6">Client REF Client (dni)</text:p>
      <text:p text:style-name="P6">Sucursal REF Sucursal (nom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</text:p>
      <text:p text:style-name="P8">Personal (nss, nom, cognom1, cognom2), clau: nss</text:p>
      <text:p text:style-name="P8"/>
      <text:p text:style-name="P8">Director(<text:span text:style-name="T4">nss</text:span>) <text:span text:style-name="T4">clau : nss</text:span></text:p>
      <text:p text:style-name="P13">nns REF Personal (nss)</text:p>
      <text:p text:style-name="P8"/>
      <text:p text:style-name="P10">Guionista(<text:span text:style-name="T4">nss</text:span>) <text:span text:style-name="T4">clau : nss</text:span></text:p>
      <text:p text:style-name="P13">nns REF Personal (nss)</text:p>
      <text:p text:style-name="P8"/>
      <text:p text:style-name="P10">Actor(<text:span text:style-name="T4">nss</text:span>) <text:span text:style-name="T4">clau : nss</text:span></text:p>
      <text:p text:style-name="P13">nns REF Personal (nss)</text:p>
      <text:p text:style-name="P8"/>
      <text:p text:style-name="P11">Escriuen (serie, guionista) clau: serie, guionista</text:p>
      <text:p text:style-name="P9">serie REF Serie (nom)</text:p>
      <text:p text:style-name="P11">guionista REF Guionista (nss)</text:p>
      <text:p text:style-name="P11"/>
      <text:p text:style-name="P11">Intervenen (serie, actor, paper) clau: serie, actor</text:p>
      <text:p text:style-name="P9">serie REF Serie (nom)</text:p>
      <text:p text:style-name="P11">actor REF Actor (nss)</text:p>
      <text:p text:style-name="P8"/>
      <text:p text:style-name="P8">Serie(nom, public, continuacio_serie, <text:span text:style-name="T2">tema_codi, director</text:span>), clau: nom</text:p>
      <text:p text:style-name="P8">continuacio_serie REF Serie (nom)</text:p>
      <text:p text:style-name="P11">tema_codi REF Tema (codi)</text:p>
      <text:p text:style-name="P11">director REF Director (nss)</text:p>
      <text:p text:style-name="P11"/>
      <text:p text:style-name="P11">Compra (Serie_nom, tv_nom, preu) clau: serie_nom tv_nom</text:p>
      <text:p text:style-name="P11">Serie_nom REF Serie (nom)</text:p>
      <text:p text:style-name="P11">tv_nom REF TV (nom)</text:p>
      <text:p text:style-name="P8"/>
      <text:p text:style-name="P8">TV (nom, ambit), clau: nom</text:p>
      <text:p text:style-name="P8"/>
      <text:p text:style-name="P8">Tema (codi, descripcio), clau: codi</text:p>
      <text:p text:style-name="P8"/>
      <text:p text:style-name="P8">Capitol (num, resum, <text:span text:style-name="T2">serie</text:span>), clau: num</text:p>
      <text:p text:style-name="P11">serie REF Serie (nom)</text:p>
      <text:p text:style-name="P8"/>
      <text:p text:style-name="P8">Data (data_inici), clau: data_inici</text:p>
      <text:p text:style-name="P8"/>
      <text:p text:style-name="P8">Plato (codi, m2), clau: codi</text:p>
      <text:p text:style-name="P8"/>
      <text:p text:style-name="P11">Utilitzacio (data_fi, capitol, data, plato) clau: <text:span text:style-name="T3">data, plato</text:span></text:p>
      <text:p text:style-name="P12">capitol REF Capitol (num)</text:p>
      <text:p text:style-name="P12">data REF Data (data_inici)</text:p>
      <text:p text:style-name="P12">plato REF Plato (codi)</text:p>
      <text:p text:style-name="P8"/>
      <text:p text:style-name="P8">Producte (codi, nom, <text:span text:style-name="T2">fabricant</text:span>) clau: codi</text:p>
      <text:p text:style-name="P11">fabricant REF Fabricant (cif)</text:p>
      <text:p text:style-name="P8"/>
      <text:p text:style-name="P8">Situacio (codi, descripcio) clau: codi</text:p>
      <text:p text:style-name="P8"/>
      <text:p text:style-name="P8">fabricant (cif, nom) clau: CIF</text:p>
      <text:p text:style-name="P8"/>
      <text:p text:style-name="P11"><text:soft-page-break/>Aparicions (producte, situacio, capitol, <text:span text:style-name="T3">preu</text:span>) clau: producte, situacio, capitol</text:p>
      <text:p text:style-name="P11">producte REF Producte (codi)</text:p>
      <text:p text:style-name="P11">situacio REF Situacio (codi)</text:p>
      <text:p text:style-name="P11">capitol REF Capitol (num)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4">Fabrica (codi, nom, adreca, telefon) clau: codi</text:p>
      <text:p text:style-name="P14"/>
      <text:p text:style-name="P14">Producte (codi, no<text:span text:style-name="T5">m</text:span>, preu, <text:span text:style-name="T5">fabrica</text:span>) clau: codi</text:p>
      <text:p text:style-name="P15">fabrica REF Fabrica (codi)</text:p>
      <text:p text:style-name="P14"/>
      <text:p text:style-name="P14">MateriaPrimera (codi, nom) clau: codi</text:p>
      <text:p text:style-name="P14"/>
      <text:p text:style-name="P15">Composicio (percentatge, producte, materiaprimera) clau: producte, materiaprimera</text:p>
      <text:p text:style-name="P15">producte REF Producte (codi)</text:p>
      <text:p text:style-name="P15">materiaprimera REF Materiaprimera (codi)</text:p>
      <text:p text:style-name="P14"/>
      <text:p text:style-name="P14">Proveidor (codi, telefon, adreca, nom, cognom) clau: codi</text:p>
      <text:p text:style-name="P14"/>
      <text:p text:style-name="P15">compra (materiaprimera, proveidor) clau: materiaprimera, proveidor</text:p>
      <text:p text:style-name="P15">materiaprimera REF Materiaprimera (codi)</text:p>
      <text:p text:style-name="P15">proveidor REF Proveidor (codi)</text:p>
      <text:p text:style-name="P14"/>
      <text:p text:style-name="P15">Contracta (fabrica, proveidor) clau: fabrica, proveidor</text:p>
      <text:p text:style-name="P15">fabrica REF Fabrica (codi)</text:p>
      <text:p text:style-name="P15">proveidor REF Proveidor (codi)</text:p>
      <text:p text:style-name="P14"/>
      <text:p text:style-name="P14">Empleat (codi, dni, nom) clau: codi</text:p>
      <text:p text:style-name="P14"/>
      <text:p text:style-name="P15">Treballa (data, empleat, fabrica, funcio, dataFinal) clau: data, empleat</text:p>
      <text:p text:style-name="P15">data REF Data (dataInici)</text:p>
      <text:p text:style-name="P15">empleat REF Empleat (codi)</text:p>
      <text:p text:style-name="P14"/>
      <text:p text:style-name="P14">Data (dataInici) clau: dataInici</text:p>
      <text:p text:style-name="P14"/>
      <text:p text:style-name="P15">Comanda (codi, data, codi_client) clau: codi</text:p>
      <text:p text:style-name="P15">codi_client REF Client (codi)</text:p>
      <text:p text:style-name="P15"/>
      <text:p text:style-name="P15">Client (codi, nom, cif, codi_magatzem) clau: codi</text:p>
      <text:p text:style-name="P15">codi_magatzem REF Magatzem (codi)</text:p>
      <text:p text:style-name="P15"/>
      <text:p text:style-name="P15">Magatzem (adreca, nom, codi) clau: codi</text:p>
      <text:p text:style-name="P15"/>
      <text:p text:style-name="P15">Estoc (magatzem, producte, estoc) clau: magatzem, producte</text:p>
      <text:p text:style-name="P15">magatzem REF Magatzem (codi)</text:p>
      <text:p text:style-name="P15">producte REF Producte (codi)</text:p>
      <text:p text:style-name="P15"/>
      <text:p text:style-name="P15">Demana (quantitat, producte, comanda) clau: producte, comanda</text:p>
      <text:p text:style-name="P15">producte REF Producte (codi)</text:p>
      <text:p text:style-name="P15">comanda REF Comanda (codi)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7">Curs (codi, nom, data_inici) clau: codi</text:p>
      <text:p text:style-name="P17"/>
      <text:p text:style-name="P17">Examen (codi, nom) clau: codi</text:p>
      <text:p text:style-name="P17"/>
      <text:p text:style-name="P17">Operari (dni, nom, nss, data_naixement) clau: dni</text:p>
      <text:p text:style-name="P17"/>
      <text:p text:style-name="P17">Aprenent (data_inici, operari, especialista) clau: operari</text:p>
      <text:p text:style-name="P17">operari REF Operari (dni)</text:p>
      <text:p text:style-name="P17">especialista REF Especialista (operari)</text:p>
      <text:p text:style-name="P17"/>
      <text:p text:style-name="P17">Especialista (anys_experiencia, operari) clau: operari</text:p>
      <text:p text:style-name="P17">operari REF Operaro (dni)</text:p>
      <text:p text:style-name="P17"/>
      <text:p text:style-name="P17">Area (numero, localització, superficie) clau: numero</text:p>
      <text:p text:style-name="P17"/>
      <text:p text:style-name="P17">Tasca (codi, nom, descripcio, durada, reparacio) clau: codi</text:p>
      <text:p text:style-name="P17">reparacio REF Reparació (codi)</text:p>
      <text:p text:style-name="P17"/>
      <text:p text:style-name="P17">Eina (codi, descripcio, pes) clau: codi</text:p>
      <text:p text:style-name="P17"/>
      <text:p text:style-name="P17">Locomotora (codi, nom) clau: codi</text:p>
      <text:p text:style-name="P17"/>
      <text:p text:style-name="P17">Reparació (codi, nom, durada, data_inici, locomotora) clau: codi</text:p>
      <text:p text:style-name="P17">locomotora REF Locomotora (codi)</text:p>
      <text:p text:style-name="P17"/>
      <text:p text:style-name="P17">Recanvi (codi, descripció, proveidor) clau: codi</text:p>
      <text:p text:style-name="P17">proveidor REF Proveidor (nom)</text:p>
      <text:p text:style-name="P17"/>
      <text:p text:style-name="P17">Proveidor (nom) clau: nom</text:p>
      <text:p text:style-name="P17"/>
      <text:p text:style-name="P17">Avaluacio (curs, examen, aprenent) clau: examen, aprenent</text:p>
      <text:p text:style-name="P17">examen REF Examen(codi)</text:p>
      <text:p text:style-name="P17">aprenent REF Aprenent (<text:span text:style-name="T6">operari</text:span>)</text:p>
      <text:p text:style-name="P18">curs REF Curs (codi)</text:p>
      <text:p text:style-name="P17"/>
      <text:p text:style-name="P17">Requereix (reparació, unitats, recanvi) clau: reparacio, recanvi</text:p>
      <text:p text:style-name="P17">reparacio REF Reparació (codi)</text:p>
      <text:p text:style-name="P17">recanvi REF Recanvi (codi)</text:p>
      <text:p text:style-name="P17"/>
      <text:p text:style-name="P17">Utilitza (tasca, eina, data_inici, data_final) clau: tasca, eina</text:p>
      <text:p text:style-name="P18">tasca REF Tasca (codi)</text:p>
      <text:p text:style-name="P18">eina REF Eina (codi)</text:p>
      <text:p text:style-name="P18"/>
      <text:p text:style-name="P18">Assigna (operari, area, tasca, hores) clau: operari, area, tasca </text:p>
      <text:p text:style-name="P18">operari REF Operari (dni)</text:p>
      <text:p text:style-name="P18">area REF Area (numero)</text:p>
      <text:p text:style-name="P18">tasca REF Tasca (codi)</text:p>
      <text:p text:style-name="P18"/>
      <text:p text:style-name="P18"/>
      <text:p text:style-name="P18"/>
      <text:p text:style-name="P18"/>
      <text:p text:style-name="P19"><text:soft-page-break/>Fabricant (nom, adreça) clau: nom</text:p>
      <text:p text:style-name="P19"/>
      <text:p text:style-name="P19">Telefon (numero, <text:span text:style-name="T7">tel_distribuidor, tel_fabricant</text:span>) clau: numero</text:p>
      <text:p text:style-name="P21">tel_fabricant REF Fabricant (nom)</text:p>
      <text:p text:style-name="P20"><text:span text:style-name="T7">tel_</text:span>distribuidor REF Distribuidor (nom)</text:p>
      <text:p text:style-name="P19"/>
      <text:p text:style-name="P19">Moble (codi, linia, color, ample, alt, llarg, <text:span text:style-name="T7">fabricant, cuina</text:span>) clau: codi</text:p>
      <text:p text:style-name="P21">fabricant REF Fabricant (nom)</text:p>
      <text:p text:style-name="P21">cuina REF Cuina (odi)</text:p>
      <text:p text:style-name="P19"/>
      <text:p text:style-name="P19">Moble_alt (moble) clau: moble</text:p>
      <text:p text:style-name="P19">moble REF Moble (codi)</text:p>
      <text:p text:style-name="P19"/>
      <text:p text:style-name="P19">Moble_baix (alçada, moble) clau: moble</text:p>
      <text:p text:style-name="P19">moble REF Moble (codi)</text:p>
      <text:p text:style-name="P19"/>
      <text:p text:style-name="P19">Panell (moble) clau: moble</text:p>
      <text:p text:style-name="P19">moble REF Moble (codi)</text:p>
      <text:p text:style-name="P19"/>
      <text:p text:style-name="P19">Encimera (tipus, moble) clau: moble</text:p>
      <text:p text:style-name="P19">moble REF Moble (codi)</text:p>
      <text:p text:style-name="P19"/>
      <text:p text:style-name="P19">Distribuidor (nom, adreça) clau: nom</text:p>
      <text:p text:style-name="P19"/>
      <text:p text:style-name="P19">Cuina (codi, distribuidor_ven, distribuidor_cedeix, <text:span text:style-name="T7">data</text:span>) clau: codi</text:p>
      <text:p text:style-name="P19">distribuidor_ven REF Distribuidor (nom)</text:p>
      <text:p text:style-name="P19">distribuidor_cedeix REF Distribuidor (nom)</text:p>
      <text:p text:style-name="P19"/>
      <text:p text:style-name="P19">Client (nif, nom, adreça, telefon) clau: nif</text:p>
      <text:p text:style-name="P19"/>
      <text:p text:style-name="P19">Muntador (nif, nom, adreça, telefon, c_muntades) clau: nif</text:p>
      <text:p text:style-name="P19"/>
      <text:p text:style-name="P19">Munta (cuina, muntador) clau: cuina, muntador</text:p>
      <text:p text:style-name="P19">cuina REF Cuina (codi)</text:p>
      <text:p text:style-name="P19">muntador REF Muntador (nif)</text:p>
      <text:p text:style-name="P19"/>
      <text:p text:style-name="P19">Compra (cuina, client) clau: cuina, client</text:p>
      <text:p text:style-name="P19">cuina REF Cuina (codi)</text:p>
      <text:p text:style-name="P19">client REF Client (nif)</text:p>
      <text:p text:style-name="P19"/>
      <text:p text:style-name="P19">Treballa (fabricant, distribuidor) clau: fabricant, distribuidor</text:p>
      <text:p text:style-name="P19">fabricant REF Fabricant (<text:span text:style-name="T7">nom)</text:span></text:p>
      <text:p text:style-name="P20">distribuidor REF Distribuidor (nom)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1">centre (nom, pressupost, descripcio) clau: nom</text:p>
      <text:p text:style-name="P21"/>
      <text:p text:style-name="P21">projecte (nom, data, pressupost, text (clau: nom)</text:p>
      <text:p text:style-name="P21"/>
      <text:p text:style-name="P21">investigador (dni, nom, adreça, localitat, telefon, <text:span text:style-name="T8">projecte, supervisa</text:span>) clau: nom</text:p>
      <text:p text:style-name="P22">projecte REF Projecte (nom)</text:p>
      <text:p text:style-name="P22">supervisa REF Investigador (dni)</text:p>
      <text:p text:style-name="P21"/>
      <text:p text:style-name="P21">conferencia (nom, data, hora, temps, lloc), clau: nom</text:p>
      <text:p text:style-name="P21"/>
      <text:p text:style-name="P21">estudis (titol), clau: titol</text:p>
      <text:p text:style-name="P21"/>
      <text:p text:style-name="P21">Realitza (centre, projecte, hores) clau: centre, projecte</text:p>
      <text:p text:style-name="P21">centre REF Centre (nom)</text:p>
      <text:p text:style-name="P21">projecte REF Projecte (nom)</text:p>
      <text:p text:style-name="P21"/>
      <text:p text:style-name="P22">Participen (conferencia, investigador) clau: conferencia, investigador</text:p>
      <text:p text:style-name="P22">conferencia REF Conferencia (nom)</text:p>
      <text:p text:style-name="P22">investigador REF Investigador (nom)</text:p>
      <text:p text:style-name="P22"/>
      <text:p text:style-name="P22">Poseeix (investigador, estudis, any) clau: investigador, estudis</text:p>
      <text:p text:style-name="P22">investigador REF Investigador (nom)</text:p>
      <text:p text:style-name="P22">estudis REF Estudis (titol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10:14:29.979000000</meta:creation-date>
    <meta:editing-duration>PT1H29M15S</meta:editing-duration>
    <meta:editing-cycles>3</meta:editing-cycles>
    <meta:generator>LibreOffice/7.2.0.4$Windows_X86_64 LibreOffice_project/9a9c6381e3f7a62afc1329bd359cc48accb6435b</meta:generator>
    <dc:date>2021-10-25T11:33:50.839000000</dc:date>
    <meta:document-statistic meta:table-count="0" meta:image-count="0" meta:object-count="0" meta:page-count="8" meta:paragraph-count="193" meta:word-count="982" meta:character-count="7268" meta:non-whitespace-character-count="6478"/>
  </office:meta>
</office:document-meta>
</file>